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Convertor.convertToString( Object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rConvertor.convertFromString( String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